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3.39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4.852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cm" svg:height="3.5cm" svg:x="1.5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5.5cm" svg:height="3.5cm" svg:x="13.5cm" svg:y="2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5cm" svg:height="3cm" svg:x="2cm" svg:y="5.5cm">
          <text:p text:style-name="P1">Pobierz liczbę do zmiennej liczb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5cm" svg:height="3cm" svg:x="2cm" svg:y="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cm" svg:height="5cm" svg:x="4cm" svg:y="13.5cm">
          <text:p text:style-name="P1">liczba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5.5cm" svg:height="3cm" svg:x="10cm" svg:y="20cm">
          <text:p text:style-name="P1">suma += liczba % 10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5cm" svg:height="3cm" svg:x="13.5cm" svg:y="14cm">
          <text:p text:style-name="P1">liczba = liczba / 10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8.5cm" svg:height="3cm" svg:x="2cm" svg:y="24.5cm">
          <text:p text:style-name="P1">Wypisz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4.25cm" svg:y1="5cm" svg:x2="4.75cm" svg:y2="5.5cm" draw:start-shape="id1" draw:start-glue-point="8" draw:end-shape="id2" draw:end-glue-point="0" svg:d="M4250 5000l500 500" svg:viewBox="0 0 501 501">
          <text:p/>
        </draw:connector>
        <draw:connector draw:style-name="gr5" draw:text-style-name="P2" draw:layer="layout" draw:type="line" svg:x1="4.75cm" svg:y1="8.5cm" svg:x2="4.75cm" svg:y2="9cm" draw:start-shape="id2" draw:start-glue-point="2" draw:end-shape="id3" draw:end-glue-point="0" svg:d="M4750 8500v500" svg:viewBox="0 0 1 501">
          <text:p/>
        </draw:connector>
        <draw:connector draw:style-name="gr5" draw:text-style-name="P2" draw:layer="layout" draw:type="line" svg:x1="4.75cm" svg:y1="12cm" svg:x2="7cm" svg:y2="13.5cm" draw:start-shape="id3" draw:start-glue-point="2" draw:end-shape="id4" draw:end-glue-point="4" svg:d="M4750 12000l2250 1500" svg:viewBox="0 0 2251 1501">
          <text:p/>
        </draw:connector>
        <draw:connector draw:style-name="gr6" draw:text-style-name="P2" draw:layer="layout" svg:x1="7cm" svg:y1="18.5cm" svg:x2="10cm" svg:y2="21.5cm" draw:start-shape="id4" draw:start-glue-point="6" draw:end-shape="id5" draw:end-glue-point="3" svg:d="M7000 18500v3000h3000" svg:viewBox="0 0 3001 3001">
          <text:p text:style-name="P1">TAK</text:p>
        </draw:connector>
        <draw:connector draw:style-name="gr5" draw:text-style-name="P2" draw:layer="layout" svg:x1="15.5cm" svg:y1="21.5cm" svg:x2="19cm" svg:y2="15.5cm" draw:start-shape="id5" draw:start-glue-point="1" draw:end-shape="id6" draw:end-glue-point="1" svg:d="M15500 21500h4001v-6000h-501" svg:viewBox="0 0 4002 6001">
          <text:p/>
        </draw:connector>
        <draw:connector draw:style-name="gr5" draw:text-style-name="P2" draw:layer="layout" svg:x1="13.5cm" svg:y1="15.5cm" svg:x2="10cm" svg:y2="16cm" draw:start-shape="id6" draw:start-glue-point="3" draw:end-shape="id4" draw:end-glue-point="7" svg:d="M13500 15500h-1749v500h-1751" svg:viewBox="0 0 3501 501">
          <text:p/>
        </draw:connector>
        <draw:connector draw:style-name="gr6" draw:text-style-name="P2" draw:layer="layout" svg:x1="4cm" svg:y1="16cm" svg:x2="3.062cm" svg:y2="26cm" draw:start-shape="id4" draw:start-glue-point="5" draw:end-shape="id7" draw:end-glue-point="9" svg:d="M4000 16000h-2501v10000h1563" svg:viewBox="0 0 2502 10001">
          <text:p text:style-name="P1">NIE</text:p>
        </draw:connector>
        <draw:connector draw:style-name="gr5" draw:text-style-name="P2" draw:layer="layout" draw:type="line" svg:x1="9.438cm" svg:y1="26cm" svg:x2="13.5cm" svg:y2="26.25cm" draw:start-shape="id7" draw:start-glue-point="6" draw:end-shape="id8" draw:end-glue-point="6" svg:d="M9438 26000l4062 250" svg:viewBox="0 0 4063 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M19S</meta:editing-duration>
    <meta:editing-cycles>4</meta:editing-cycles>
    <meta:generator>LibreOffice/5.4.3.2$Windows_x86 LibreOffice_project/92a7159f7e4af62137622921e809f8546db437e5</meta:generator>
    <dc:date>2018-10-03T22:48:38.399000000</dc:date>
    <meta:document-statistic meta:object-count="16"/>
  </office:meta>
</office:document-meta>
</file>